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7535in"/>
    </style:style>
    <style:style style:name="co14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20" style:family="table-cell" style:parent-style-name="Default">
      <style:table-cell-properties fo:background-color="#dde8cb"/>
    </style:style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20"/>
        <table:table-column table:style-name="co1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18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19"/>
          <table:table-cell office:value-type="string" calcext:value-type="string" table:number-columns-spanned="2" table:number-rows-spanned="1">
            <text:p>craneEigenValue</text:p>
          </table:table-cell>
          <table:covered-table-cell/>
          <table:table-cell office:value-type="string" calcext:value-type="string" table:number-columns-spanned="2" table:number-rows-spanned="1">
            <text:p>winch1EigenValue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w3(div)</text:p>
          </table:table-cell>
          <table:table-cell/>
          <table:table-cell office:value-type="string" calcext:value-type="string">
            <text:p>dt * pow3(div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([.W6]/nom)^3" office:value-type="float" office:value="0" calcext:value-type="float">
            <text:p>0</text:p>
          </table:table-cell>
          <table:table-cell/>
          <table:table-cell table:formula="of:=([.W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([.W7]/nom)^3" office:value-type="float" office:value="0" calcext:value-type="float">
            <text:p>0</text:p>
          </table:table-cell>
          <table:table-cell/>
          <table:table-cell table:formula="of:=([.W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([.W8]/nom)^3" office:value-type="float" office:value="0" calcext:value-type="float">
            <text:p>0</text:p>
          </table:table-cell>
          <table:table-cell/>
          <table:table-cell table:formula="of:=([.W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([.W9]/nom)^3" office:value-type="float" office:value="0" calcext:value-type="float">
            <text:p>0</text:p>
          </table:table-cell>
          <table:table-cell/>
          <table:table-cell table:formula="of:=([.W9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([.W10]/nom)^3" office:value-type="float" office:value="0" calcext:value-type="float">
            <text:p>0</text:p>
          </table:table-cell>
          <table:table-cell/>
          <table:table-cell table:formula="of:=([.W10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([.W11]/nom)^3" office:value-type="float" office:value="0" calcext:value-type="float">
            <text:p>0</text:p>
          </table:table-cell>
          <table:table-cell/>
          <table:table-cell table:formula="of:=([.W1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([.W12]/nom)^3" office:value-type="float" office:value="0" calcext:value-type="float">
            <text:p>0</text:p>
          </table:table-cell>
          <table:table-cell/>
          <table:table-cell table:formula="of:=([.W1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([.W13]/nom)^3" office:value-type="float" office:value="0" calcext:value-type="float">
            <text:p>0</text:p>
          </table:table-cell>
          <table:table-cell/>
          <table:table-cell table:formula="of:=([.W1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([.W14]/nom)^3" office:value-type="float" office:value="0" calcext:value-type="float">
            <text:p>0</text:p>
          </table:table-cell>
          <table:table-cell/>
          <table:table-cell table:formula="of:=([.W1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([.W15]/nom)^3" office:value-type="float" office:value="0" calcext:value-type="float">
            <text:p>0</text:p>
          </table:table-cell>
          <table:table-cell/>
          <table:table-cell table:formula="of:=([.W1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([.W16]/nom)^3" office:value-type="float" office:value="0" calcext:value-type="float">
            <text:p>0</text:p>
          </table:table-cell>
          <table:table-cell/>
          <table:table-cell table:formula="of:=([.W1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([.W17]/nom)^3" office:value-type="float" office:value="0" calcext:value-type="float">
            <text:p>0</text:p>
          </table:table-cell>
          <table:table-cell/>
          <table:table-cell table:formula="of:=([.W1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([.W18]/nom)^3" office:value-type="float" office:value="0" calcext:value-type="float">
            <text:p>0</text:p>
          </table:table-cell>
          <table:table-cell/>
          <table:table-cell table:formula="of:=([.W1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([.W19]/nom)^3" office:value-type="float" office:value="0" calcext:value-type="float">
            <text:p>0</text:p>
          </table:table-cell>
          <table:table-cell/>
          <table:table-cell table:formula="of:=([.W19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([.W20]/nom)^3" office:value-type="float" office:value="0" calcext:value-type="float">
            <text:p>0</text:p>
          </table:table-cell>
          <table:table-cell/>
          <table:table-cell table:formula="of:=([.W20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([.W21]/nom)^3" office:value-type="float" office:value="0" calcext:value-type="float">
            <text:p>0</text:p>
          </table:table-cell>
          <table:table-cell/>
          <table:table-cell table:formula="of:=([.W2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([.W22]/nom)^3" office:value-type="float" office:value="0" calcext:value-type="float">
            <text:p>0</text:p>
          </table:table-cell>
          <table:table-cell/>
          <table:table-cell table:formula="of:=([.W2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([.W23]/nom)^3" office:value-type="float" office:value="0" calcext:value-type="float">
            <text:p>0</text:p>
          </table:table-cell>
          <table:table-cell/>
          <table:table-cell table:formula="of:=([.W2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([.W24]/nom)^3" office:value-type="float" office:value="0" calcext:value-type="float">
            <text:p>0</text:p>
          </table:table-cell>
          <table:table-cell/>
          <table:table-cell table:formula="of:=([.W2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([.W25]/nom)^3" office:value-type="float" office:value="0" calcext:value-type="float">
            <text:p>0</text:p>
          </table:table-cell>
          <table:table-cell/>
          <table:table-cell table:formula="of:=([.W2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([.W26]/nom)^3" office:value-type="float" office:value="0" calcext:value-type="float">
            <text:p>0</text:p>
          </table:table-cell>
          <table:table-cell/>
          <table:table-cell table:formula="of:=([.W2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([.W27]/nom)^3" office:value-type="float" office:value="0" calcext:value-type="float">
            <text:p>0</text:p>
          </table:table-cell>
          <table:table-cell/>
          <table:table-cell table:formula="of:=([.W2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([.W28]/nom)^3" office:value-type="float" office:value="0" calcext:value-type="float">
            <text:p>0</text:p>
          </table:table-cell>
          <table:table-cell/>
          <table:table-cell table:formula="of:=([.W2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([.W29]/nom)^3" office:value-type="float" office:value="0.0776722962962963" calcext:value-type="float">
            <text:p>0.077672296296296</text:p>
          </table:table-cell>
          <table:table-cell table:formula="of:=[.Y28]+[.X29]" office:value-type="float" office:value="0.0776722962962963" calcext:value-type="float">
            <text:p>0.077672296296296</text:p>
          </table:table-cell>
          <table:table-cell table:formula="of:=([.W29]/nom)^3" office:value-type="float" office:value="0.0776722962962963" calcext:value-type="float">
            <text:p>0.077672296296296</text:p>
          </table:table-cell>
          <table:table-cell table:formula="of:=[.Z29]*[.AB29]" office:value-type="float" office:value="0.000776722962962963" calcext:value-type="float">
            <text:p>0.000776722962963</text:p>
          </table:table-cell>
          <table:table-cell table:style-name="ce20" table:formula="of:=10 * [.U29] / 10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([.W30]/nom)^3" office:value-type="float" office:value="0.262144" calcext:value-type="float">
            <text:p>0.262144</text:p>
          </table:table-cell>
          <table:table-cell table:formula="of:=[.Y29]+[.X30]" office:value-type="float" office:value="0.339816296296296" calcext:value-type="float">
            <text:p>0.339816296296296</text:p>
          </table:table-cell>
          <table:table-cell table:formula="of:=([.W30]/nom)^3" office:value-type="float" office:value="0.262144" calcext:value-type="float">
            <text:p>0.262144</text:p>
          </table:table-cell>
          <table:table-cell table:formula="of:=[.Z30]*[.AB30]" office:value-type="float" office:value="0.00524288" calcext:value-type="float">
            <text:p>0.00524288</text:p>
          </table:table-cell>
          <table:table-cell table:style-name="ce20" table:formula="of:=10 * [.U30] / 10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([.W31]/nom)^3" office:value-type="float" office:value="0.333293037037037" calcext:value-type="float">
            <text:p>0.333293037037037</text:p>
          </table:table-cell>
          <table:table-cell table:formula="of:=[.Y30]+[.X31]" office:value-type="float" office:value="0.673109333333333" calcext:value-type="float">
            <text:p>0.673109333333333</text:p>
          </table:table-cell>
          <table:table-cell table:formula="of:=([.W31]/nom)^3" office:value-type="float" office:value="0.333293037037037" calcext:value-type="float">
            <text:p>0.333293037037037</text:p>
          </table:table-cell>
          <table:table-cell table:formula="of:=[.Z31]*[.AB31]" office:value-type="float" office:value="0.00999879111111111" calcext:value-type="float">
            <text:p>0.009998791111111</text:p>
          </table:table-cell>
          <table:table-cell table:style-name="ce20" table:formula="of:=10 * [.U31] / 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([.W32]/nom)^3" office:value-type="float" office:value="0.407968171296296" calcext:value-type="float">
            <text:p>0.407968171296296</text:p>
          </table:table-cell>
          <table:table-cell table:formula="of:=[.Y31]+[.X32]" office:value-type="float" office:value="1.08107750462963" calcext:value-type="float">
            <text:p>1.08107750462963</text:p>
          </table:table-cell>
          <table:table-cell table:formula="of:=([.W32]/nom)^3" office:value-type="float" office:value="0.407968171296296" calcext:value-type="float">
            <text:p>0.407968171296296</text:p>
          </table:table-cell>
          <table:table-cell table:formula="of:=[.Z32]*[.AB32]" office:value-type="float" office:value="0.0163187268518519" calcext:value-type="float">
            <text:p>0.016318726851852</text:p>
          </table:table-cell>
          <table:table-cell table:style-name="ce20" table:formula="of:=10 * [.U32] / 1000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([.W33]/nom)^3" office:value-type="float" office:value="0.42979910162963" calcext:value-type="float">
            <text:p>0.42979910162963</text:p>
          </table:table-cell>
          <table:table-cell table:formula="of:=[.Y32]+[.X33]" office:value-type="float" office:value="1.51087660625926" calcext:value-type="float">
            <text:p>1.51087660625926</text:p>
          </table:table-cell>
          <table:table-cell table:formula="of:=([.W33]/nom)^3" office:value-type="float" office:value="0.42979910162963" calcext:value-type="float">
            <text:p>0.42979910162963</text:p>
          </table:table-cell>
          <table:table-cell table:formula="of:=[.Z33]*[.AB33]" office:value-type="float" office:value="0.0214899550814815" calcext:value-type="float">
            <text:p>0.021489955081482</text:p>
          </table:table-cell>
          <table:table-cell table:style-name="ce20" table:formula="of:=10 * [.U33] / 100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([.W34]/nom)^3" office:value-type="float" office:value="0.462487703703704" calcext:value-type="float">
            <text:p>0.462487703703704</text:p>
          </table:table-cell>
          <table:table-cell table:formula="of:=[.Y33]+[.X34]" office:value-type="float" office:value="1.97336430996296" calcext:value-type="float">
            <text:p>1.97336430996296</text:p>
          </table:table-cell>
          <table:table-cell table:formula="of:=([.W34]/nom)^3" office:value-type="float" office:value="0.462487703703704" calcext:value-type="float">
            <text:p>0.462487703703704</text:p>
          </table:table-cell>
          <table:table-cell table:formula="of:=[.Z34]*[.AB34]" office:value-type="float" office:value="0.0277492622222222" calcext:value-type="float">
            <text:p>0.027749262222222</text:p>
          </table:table-cell>
          <table:table-cell table:style-name="ce20" table:formula="of:=10 * [.U34] / 1000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([.W35]/nom)^3" office:value-type="float" office:value="0.481539157326423" calcext:value-type="float">
            <text:p>0.481539157326423</text:p>
          </table:table-cell>
          <table:table-cell table:formula="of:=[.Y34]+[.X35]" office:value-type="float" office:value="2.45490346728939" calcext:value-type="float">
            <text:p>2.45490346728939</text:p>
          </table:table-cell>
          <table:table-cell table:formula="of:=([.W35]/nom)^3" office:value-type="float" office:value="0.481539157326423" calcext:value-type="float">
            <text:p>0.481539157326423</text:p>
          </table:table-cell>
          <table:table-cell table:formula="of:=[.Z35]*[.AB35]" office:value-type="float" office:value="0.0337077410128496" calcext:value-type="float">
            <text:p>0.03370774101285</text:p>
          </table:table-cell>
          <table:table-cell table:style-name="ce20" table:formula="of:=10 * [.U35] / 10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([.W36]/nom)^3" office:value-type="float" office:value="0.489925078703704" calcext:value-type="float">
            <text:p>0.489925078703704</text:p>
          </table:table-cell>
          <table:table-cell table:formula="of:=[.Y35]+[.X36]" office:value-type="float" office:value="2.94482854599309" calcext:value-type="float">
            <text:p>2.94482854599309</text:p>
          </table:table-cell>
          <table:table-cell table:formula="of:=([.W36]/nom)^3" office:value-type="float" office:value="0.489925078703704" calcext:value-type="float">
            <text:p>0.489925078703704</text:p>
          </table:table-cell>
          <table:table-cell table:formula="of:=[.Z36]*[.AB36]" office:value-type="float" office:value="0.0391940062962963" calcext:value-type="float">
            <text:p>0.039194006296296</text:p>
          </table:table-cell>
          <table:table-cell table:style-name="ce20" table:formula="of:=10 * [.U36] / 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([.W37]/nom)^3" office:value-type="float" office:value="0.495122260631001" calcext:value-type="float">
            <text:p>0.495122260631001</text:p>
          </table:table-cell>
          <table:table-cell table:formula="of:=[.Y36]+[.X37]" office:value-type="float" office:value="3.43995080662409" calcext:value-type="float">
            <text:p>3.43995080662409</text:p>
          </table:table-cell>
          <table:table-cell table:formula="of:=([.W37]/nom)^3" office:value-type="float" office:value="0.495122260631001" calcext:value-type="float">
            <text:p>0.495122260631001</text:p>
          </table:table-cell>
          <table:table-cell table:formula="of:=[.Z37]*[.AB37]" office:value-type="float" office:value="0.0445610034567901" calcext:value-type="float">
            <text:p>0.04456100345679</text:p>
          </table:table-cell>
          <table:table-cell table:style-name="ce20" table:formula="of:=10 * [.U37] / 1000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([.W38]/nom)^3" office:value-type="float" office:value="0.496793088" calcext:value-type="float">
            <text:p>0.496793088</text:p>
          </table:table-cell>
          <table:table-cell table:formula="of:=[.Y37]+[.X38]" office:value-type="float" office:value="3.93674389462409" calcext:value-type="float">
            <text:p>3.93674389462409</text:p>
          </table:table-cell>
          <table:table-cell table:formula="of:=([.W38]/nom)^3" office:value-type="float" office:value="0.496793088" calcext:value-type="float">
            <text:p>0.496793088</text:p>
          </table:table-cell>
          <table:table-cell table:formula="of:=[.Z38]*[.AB38]" office:value-type="float" office:value="0.0496793088" calcext:value-type="float">
            <text:p>0.0496793088</text:p>
          </table:table-cell>
          <table:table-cell table:style-name="ce20" table:formula="of:=10 * [.U38] / 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([.W39]/nom)^3" office:value-type="float" office:value="0.436878984445001" calcext:value-type="float">
            <text:p>0.436878984445001</text:p>
          </table:table-cell>
          <table:table-cell table:formula="of:=[.Y38]+[.X39]" office:value-type="float" office:value="4.37362287906909" calcext:value-type="float">
            <text:p>4.37362287906909</text:p>
          </table:table-cell>
          <table:table-cell table:formula="of:=([.W39]/nom)^3" office:value-type="float" office:value="0.436878984445001" calcext:value-type="float">
            <text:p>0.436878984445001</text:p>
          </table:table-cell>
          <table:table-cell table:formula="of:=[.Z39]*[.AB39]" office:value-type="float" office:value="0.0480566882889501" calcext:value-type="float">
            <text:p>0.04805668828895</text:p>
          </table:table-cell>
          <table:table-cell table:style-name="ce20" table:formula="of:=10 * [.U39] / 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([.W40]/nom)^3" office:value-type="float" office:value="0.362975703703704" calcext:value-type="float">
            <text:p>0.362975703703704</text:p>
          </table:table-cell>
          <table:table-cell table:formula="of:=[.Y39]+[.X40]" office:value-type="float" office:value="4.7365985827728" calcext:value-type="float">
            <text:p>4.7365985827728</text:p>
          </table:table-cell>
          <table:table-cell table:formula="of:=([.W40]/nom)^3" office:value-type="float" office:value="0.362975703703704" calcext:value-type="float">
            <text:p>0.362975703703704</text:p>
          </table:table-cell>
          <table:table-cell table:formula="of:=[.Z40]*[.AB40]" office:value-type="float" office:value="0.0435570844444445" calcext:value-type="float">
            <text:p>0.043557084444445</text:p>
          </table:table-cell>
          <table:table-cell table:style-name="ce20" table:formula="of:=10 * [.U40] / 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([.W41]/nom)^3" office:value-type="float" office:value="0.301800112881202" calcext:value-type="float">
            <text:p>0.301800112881202</text:p>
          </table:table-cell>
          <table:table-cell table:formula="of:=[.Y40]+[.X41]" office:value-type="float" office:value="5.038398695654" calcext:value-type="float">
            <text:p>5.038398695654</text:p>
          </table:table-cell>
          <table:table-cell table:formula="of:=([.W41]/nom)^3" office:value-type="float" office:value="0.301800112881202" calcext:value-type="float">
            <text:p>0.301800112881202</text:p>
          </table:table-cell>
          <table:table-cell table:formula="of:=[.Z41]*[.AB41]" office:value-type="float" office:value="0.0392340146745562" calcext:value-type="float">
            <text:p>0.039234014674556</text:p>
          </table:table-cell>
          <table:table-cell table:style-name="ce20" table:formula="of:=10 * [.U41] / 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([.W42]/nom)^3" office:value-type="float" office:value="0.248349854227405" calcext:value-type="float">
            <text:p>0.248349854227405</text:p>
          </table:table-cell>
          <table:table-cell table:formula="of:=[.Y41]+[.X42]" office:value-type="float" office:value="5.2867485498814" calcext:value-type="float">
            <text:p>5.2867485498814</text:p>
          </table:table-cell>
          <table:table-cell table:formula="of:=([.W42]/nom)^3" office:value-type="float" office:value="0.248349854227405" calcext:value-type="float">
            <text:p>0.248349854227405</text:p>
          </table:table-cell>
          <table:table-cell table:formula="of:=[.Z42]*[.AB42]" office:value-type="float" office:value="0.0347689795918367" calcext:value-type="float">
            <text:p>0.034768979591837</text:p>
          </table:table-cell>
          <table:table-cell table:style-name="ce20" table:formula="of:=10 * [.U42] / 1000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([.W43]/nom)^3" office:value-type="float" office:value="0.205611154085048" calcext:value-type="float">
            <text:p>0.205611154085048</text:p>
          </table:table-cell>
          <table:table-cell table:formula="of:=[.Y42]+[.X43]" office:value-type="float" office:value="5.49235970396645" calcext:value-type="float">
            <text:p>5.49235970396645</text:p>
          </table:table-cell>
          <table:table-cell table:formula="of:=([.W43]/nom)^3" office:value-type="float" office:value="0.205611154085048" calcext:value-type="float">
            <text:p>0.205611154085048</text:p>
          </table:table-cell>
          <table:table-cell table:formula="of:=[.Z43]*[.AB43]" office:value-type="float" office:value="0.0308416731127572" calcext:value-type="float">
            <text:p>0.030841673112757</text:p>
          </table:table-cell>
          <table:table-cell table:style-name="ce20" table:formula="of:=10 * [.U43] / 10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([.W44]/nom)^3" office:value-type="float" office:value="0.176008291739005" calcext:value-type="float">
            <text:p>0.176008291739005</text:p>
          </table:table-cell>
          <table:table-cell table:formula="of:=[.Y43]+[.X44]" office:value-type="float" office:value="5.66836799570546" calcext:value-type="float">
            <text:p>5.66836799570546</text:p>
          </table:table-cell>
          <table:table-cell table:formula="of:=([.W44]/nom)^3" office:value-type="float" office:value="0.176008291739005" calcext:value-type="float">
            <text:p>0.176008291739005</text:p>
          </table:table-cell>
          <table:table-cell table:formula="of:=[.Z44]*[.AB44]" office:value-type="float" office:value="0.0281613266782407" calcext:value-type="float">
            <text:p>0.028161326678241</text:p>
          </table:table-cell>
          <table:table-cell table:style-name="ce20" table:formula="of:=10 * [.U44] / 1000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([.W45]/nom)^3" office:value-type="float" office:value="0.150036645030946" calcext:value-type="float">
            <text:p>0.150036645030946</text:p>
          </table:table-cell>
          <table:table-cell table:formula="of:=[.Y44]+[.X45]" office:value-type="float" office:value="5.8184046407364" calcext:value-type="float">
            <text:p>5.8184046407364</text:p>
          </table:table-cell>
          <table:table-cell table:formula="of:=([.W45]/nom)^3" office:value-type="float" office:value="0.150036645030946" calcext:value-type="float">
            <text:p>0.150036645030946</text:p>
          </table:table-cell>
          <table:table-cell table:formula="of:=[.Z45]*[.AB45]" office:value-type="float" office:value="0.0255062296552608" calcext:value-type="float">
            <text:p>0.025506229655261</text:p>
          </table:table-cell>
          <table:table-cell table:style-name="ce20" table:formula="of:=10 * [.U45] / 10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([.W46]/nom)^3" office:value-type="float" office:value="0.128363050754458" calcext:value-type="float">
            <text:p>0.128363050754458</text:p>
          </table:table-cell>
          <table:table-cell table:formula="of:=[.Y45]+[.X46]" office:value-type="float" office:value="5.94676769149086" calcext:value-type="float">
            <text:p>5.94676769149086</text:p>
          </table:table-cell>
          <table:table-cell table:formula="of:=([.W46]/nom)^3" office:value-type="float" office:value="0.128363050754458" calcext:value-type="float">
            <text:p>0.128363050754458</text:p>
          </table:table-cell>
          <table:table-cell table:formula="of:=[.Z46]*[.AB46]" office:value-type="float" office:value="0.0231053491358025" calcext:value-type="float">
            <text:p>0.023105349135803</text:p>
          </table:table-cell>
          <table:table-cell table:style-name="ce20" table:formula="of:=10 * [.U46] / 1000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([.W47]/nom)^3" office:value-type="float" office:value="0.109866015454148" calcext:value-type="float">
            <text:p>0.109866015454148</text:p>
          </table:table-cell>
          <table:table-cell table:formula="of:=[.Y46]+[.X47]" office:value-type="float" office:value="6.05663370694501" calcext:value-type="float">
            <text:p>6.05663370694501</text:p>
          </table:table-cell>
          <table:table-cell table:formula="of:=([.W47]/nom)^3" office:value-type="float" office:value="0.109866015454148" calcext:value-type="float">
            <text:p>0.109866015454148</text:p>
          </table:table-cell>
          <table:table-cell table:formula="of:=[.Z47]*[.AB47]" office:value-type="float" office:value="0.0208745429362881" calcext:value-type="float">
            <text:p>0.020874542936288</text:p>
          </table:table-cell>
          <table:table-cell table:style-name="ce20" table:formula="of:=10 * [.U47] / 1000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([.W48]/nom)^3" office:value-type="float" office:value="0.095443993" calcext:value-type="float">
            <text:p>0.095443993</text:p>
          </table:table-cell>
          <table:table-cell table:formula="of:=[.Y47]+[.X48]" office:value-type="float" office:value="6.15207769994501" calcext:value-type="float">
            <text:p>6.15207769994501</text:p>
          </table:table-cell>
          <table:table-cell table:formula="of:=([.W48]/nom)^3" office:value-type="float" office:value="0.095443993" calcext:value-type="float">
            <text:p>0.095443993</text:p>
          </table:table-cell>
          <table:table-cell table:formula="of:=[.Z48]*[.AB48]" office:value-type="float" office:value="0.0190887986" calcext:value-type="float">
            <text:p>0.0190887986</text:p>
          </table:table-cell>
          <table:table-cell table:style-name="ce20" table:formula="of:=10 * [.U48] / 1000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([.W49]/nom)^3" office:value-type="float" office:value="0.0831718636896264" calcext:value-type="float">
            <text:p>0.083171863689626</text:p>
          </table:table-cell>
          <table:table-cell table:formula="of:=[.Y48]+[.X49]" office:value-type="float" office:value="6.23524956363463" calcext:value-type="float">
            <text:p>6.23524956363463</text:p>
          </table:table-cell>
          <table:table-cell table:formula="of:=([.W49]/nom)^3" office:value-type="float" office:value="0.0831718636896264" calcext:value-type="float">
            <text:p>0.083171863689626</text:p>
          </table:table-cell>
          <table:table-cell table:formula="of:=[.Z49]*[.AB49]" office:value-type="float" office:value="0.0174660913748215" calcext:value-type="float">
            <text:p>0.017466091374822</text:p>
          </table:table-cell>
          <table:table-cell table:style-name="ce20" table:formula="of:=10 * [.U49] / 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([.W50]/nom)^3" office:value-type="float" office:value="0.0726540788880541" calcext:value-type="float">
            <text:p>0.072654078888054</text:p>
          </table:table-cell>
          <table:table-cell table:formula="of:=[.Y49]+[.X50]" office:value-type="float" office:value="6.30790364252269" calcext:value-type="float">
            <text:p>6.30790364252269</text:p>
          </table:table-cell>
          <table:table-cell table:formula="of:=([.W50]/nom)^3" office:value-type="float" office:value="0.0726540788880541" calcext:value-type="float">
            <text:p>0.072654078888054</text:p>
          </table:table-cell>
          <table:table-cell table:formula="of:=[.Z50]*[.AB50]" office:value-type="float" office:value="0.0159838973553719" calcext:value-type="float">
            <text:p>0.015983897355372</text:p>
          </table:table-cell>
          <table:table-cell table:style-name="ce20" table:formula="of:=10 * [.U50] / 100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([.W51]/nom)^3" office:value-type="float" office:value="0.0635835154105367" calcext:value-type="float">
            <text:p>0.063583515410537</text:p>
          </table:table-cell>
          <table:table-cell table:formula="of:=[.Y50]+[.X51]" office:value-type="float" office:value="6.37148715793322" calcext:value-type="float">
            <text:p>6.37148715793322</text:p>
          </table:table-cell>
          <table:table-cell table:formula="of:=([.W51]/nom)^3" office:value-type="float" office:value="0.0635835154105367" calcext:value-type="float">
            <text:p>0.063583515410537</text:p>
          </table:table-cell>
          <table:table-cell table:formula="of:=[.Z51]*[.AB51]" office:value-type="float" office:value="0.0146242085444234" calcext:value-type="float">
            <text:p>0.014624208544424</text:p>
          </table:table-cell>
          <table:table-cell table:style-name="ce20" table:formula="of:=10 * [.U51] / 10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([.W52]/nom)^3" office:value-type="float" office:value="0.0564512461634088" calcext:value-type="float">
            <text:p>0.056451246163409</text:p>
          </table:table-cell>
          <table:table-cell table:formula="of:=[.Y51]+[.X52]" office:value-type="float" office:value="6.42793840409663" calcext:value-type="float">
            <text:p>6.42793840409663</text:p>
          </table:table-cell>
          <table:table-cell table:formula="of:=([.W52]/nom)^3" office:value-type="float" office:value="0.0564512461634088" calcext:value-type="float">
            <text:p>0.056451246163409</text:p>
          </table:table-cell>
          <table:table-cell table:formula="of:=[.Z52]*[.AB52]" office:value-type="float" office:value="0.0135482990792181" calcext:value-type="float">
            <text:p>0.013548299079218</text:p>
          </table:table-cell>
          <table:table-cell table:style-name="ce20" table:formula="of:=10 * [.U52] / 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([.W53]/nom)^3" office:value-type="float" office:value="0.050161756672" calcext:value-type="float">
            <text:p>0.050161756672</text:p>
          </table:table-cell>
          <table:table-cell table:formula="of:=[.Y52]+[.X53]" office:value-type="float" office:value="6.47810016076863" calcext:value-type="float">
            <text:p>6.47810016076863</text:p>
          </table:table-cell>
          <table:table-cell table:formula="of:=([.W53]/nom)^3" office:value-type="float" office:value="0.050161756672" calcext:value-type="float">
            <text:p>0.050161756672</text:p>
          </table:table-cell>
          <table:table-cell table:formula="of:=[.Z53]*[.AB53]" office:value-type="float" office:value="0.012540439168" calcext:value-type="float">
            <text:p>0.012540439168</text:p>
          </table:table-cell>
          <table:table-cell table:style-name="ce20" table:formula="of:=10 * [.U53] / 1000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([.W54]/nom)^3" office:value-type="float" office:value="0.0446904213489776" calcext:value-type="float">
            <text:p>0.044690421348978</text:p>
          </table:table-cell>
          <table:table-cell table:formula="of:=[.Y53]+[.X54]" office:value-type="float" office:value="6.52279058211761" calcext:value-type="float">
            <text:p>6.52279058211761</text:p>
          </table:table-cell>
          <table:table-cell table:formula="of:=([.W54]/nom)^3" office:value-type="float" office:value="0.0446904213489776" calcext:value-type="float">
            <text:p>0.044690421348978</text:p>
          </table:table-cell>
          <table:table-cell table:formula="of:=[.Z54]*[.AB54]" office:value-type="float" office:value="0.0116195095507342" calcext:value-type="float">
            <text:p>0.011619509550734</text:p>
          </table:table-cell>
          <table:table-cell table:style-name="ce20" table:formula="of:=10 * [.U54] / 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([.W55]/nom)^3" office:value-type="float" office:value="0.040166529913951" calcext:value-type="float">
            <text:p>0.040166529913951</text:p>
          </table:table-cell>
          <table:table-cell table:formula="of:=[.Y54]+[.X55]" office:value-type="float" office:value="6.56295711203156" calcext:value-type="float">
            <text:p>6.56295711203156</text:p>
          </table:table-cell>
          <table:table-cell table:formula="of:=([.W55]/nom)^3" office:value-type="float" office:value="0.040166529913951" calcext:value-type="float">
            <text:p>0.040166529913951</text:p>
          </table:table-cell>
          <table:table-cell table:formula="of:=[.Z55]*[.AB55]" office:value-type="float" office:value="0.0108449630767668" calcext:value-type="float">
            <text:p>0.010844963076767</text:p>
          </table:table-cell>
          <table:table-cell table:style-name="ce20" table:formula="of:=10 * [.U55] / 1000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([.W56]/nom)^3" office:value-type="float" office:value="0.0360148418502321" calcext:value-type="float">
            <text:p>0.036014841850232</text:p>
          </table:table-cell>
          <table:table-cell table:formula="of:=[.Y55]+[.X56]" office:value-type="float" office:value="6.59897195388179" calcext:value-type="float">
            <text:p>6.59897195388179</text:p>
          </table:table-cell>
          <table:table-cell table:formula="of:=([.W56]/nom)^3" office:value-type="float" office:value="0.0360148418502321" calcext:value-type="float">
            <text:p>0.036014841850232</text:p>
          </table:table-cell>
          <table:table-cell table:formula="of:=[.Z56]*[.AB56]" office:value-type="float" office:value="0.010084155718065" calcext:value-type="float">
            <text:p>0.010084155718065</text:p>
          </table:table-cell>
          <table:table-cell table:style-name="ce20" table:formula="of:=10 * [.U56] / 100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([.W57]/nom)^3" office:value-type="float" office:value="0.0325565942023043" calcext:value-type="float">
            <text:p>0.032556594202304</text:p>
          </table:table-cell>
          <table:table-cell table:formula="of:=[.Y56]+[.X57]" office:value-type="float" office:value="6.6315285480841" calcext:value-type="float">
            <text:p>6.6315285480841</text:p>
          </table:table-cell>
          <table:table-cell table:formula="of:=([.W57]/nom)^3" office:value-type="float" office:value="0.0325565942023043" calcext:value-type="float">
            <text:p>0.032556594202304</text:p>
          </table:table-cell>
          <table:table-cell table:formula="of:=[.Z57]*[.AB57]" office:value-type="float" office:value="0.00944141231866825" calcext:value-type="float">
            <text:p>0.009441412318668</text:p>
          </table:table-cell>
          <table:table-cell table:style-name="ce20" table:formula="of:=10 * [.U57] / 100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([.W58]/nom)^3" office:value-type="float" office:value="0.0294718134430727" calcext:value-type="float">
            <text:p>0.029471813443073</text:p>
          </table:table-cell>
          <table:table-cell table:formula="of:=[.Y57]+[.X58]" office:value-type="float" office:value="6.66100036152717" calcext:value-type="float">
            <text:p>6.66100036152717</text:p>
          </table:table-cell>
          <table:table-cell table:formula="of:=([.W58]/nom)^3" office:value-type="float" office:value="0.0294718134430727" calcext:value-type="float">
            <text:p>0.029471813443073</text:p>
          </table:table-cell>
          <table:table-cell table:formula="of:=[.Z58]*[.AB58]" office:value-type="float" office:value="0.00884154403292181" calcext:value-type="float">
            <text:p>0.008841544032922</text:p>
          </table:table-cell>
          <table:table-cell table:style-name="ce20" table:formula="of:=10 * [.U58] / 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([.W59]/nom)^3" office:value-type="float" office:value="0.0267510914048662" calcext:value-type="float">
            <text:p>0.026751091404866</text:p>
          </table:table-cell>
          <table:table-cell table:formula="of:=[.Y58]+[.X59]" office:value-type="float" office:value="6.68775145293204" calcext:value-type="float">
            <text:p>6.68775145293204</text:p>
          </table:table-cell>
          <table:table-cell table:formula="of:=([.W59]/nom)^3" office:value-type="float" office:value="0.0267510914048662" calcext:value-type="float">
            <text:p>0.026751091404866</text:p>
          </table:table-cell>
          <table:table-cell table:formula="of:=[.Z59]*[.AB59]" office:value-type="float" office:value="0.00829283833550854" calcext:value-type="float">
            <text:p>0.008292838335509</text:p>
          </table:table-cell>
          <table:table-cell table:style-name="ce20" table:formula="of:=10 * [.U59] / 1000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([.W60]/nom)^3" office:value-type="float" office:value="0.0243627281889739" calcext:value-type="float">
            <text:p>0.024362728188974</text:p>
          </table:table-cell>
          <table:table-cell table:formula="of:=[.Y59]+[.X60]" office:value-type="float" office:value="6.71211418112101" calcext:value-type="float">
            <text:p>6.71211418112101</text:p>
          </table:table-cell>
          <table:table-cell table:formula="of:=([.W60]/nom)^3" office:value-type="float" office:value="0.0243627281889739" calcext:value-type="float">
            <text:p>0.024362728188974</text:p>
          </table:table-cell>
          <table:table-cell table:formula="of:=[.Z60]*[.AB60]" office:value-type="float" office:value="0.00779607302047165" calcext:value-type="float">
            <text:p>0.007796073020472</text:p>
          </table:table-cell>
          <table:table-cell table:style-name="ce20" table:formula="of:=10 * [.U60] / 1000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[.J61] &gt; 0; [.V61]/[.U61]; 0)" office:value-type="float" office:value="0" calcext:value-type="float">
            <text:p>0</text:p>
          </table:table-cell>
          <table:table-cell table:formula="of:=([.W61]/nom)^3" office:value-type="float" office:value="0" calcext:value-type="float">
            <text:p>0</text:p>
          </table:table-cell>
          <table:table-cell/>
          <table:table-cell table:formula="of:=([.W6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[.J62] &gt; 0; [.V62]/[.U62]; 0)" office:value-type="float" office:value="0" calcext:value-type="float">
            <text:p>0</text:p>
          </table:table-cell>
          <table:table-cell table:formula="of:=([.W62]/nom)^3" office:value-type="float" office:value="0" calcext:value-type="float">
            <text:p>0</text:p>
          </table:table-cell>
          <table:table-cell/>
          <table:table-cell table:formula="of:=([.W6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([.W63]/nom)^3" office:value-type="float" office:value="0" calcext:value-type="float">
            <text:p>0</text:p>
          </table:table-cell>
          <table:table-cell/>
          <table:table-cell table:formula="of:=([.W6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([.W64]/nom)^3" office:value-type="float" office:value="0" calcext:value-type="float">
            <text:p>0</text:p>
          </table:table-cell>
          <table:table-cell/>
          <table:table-cell table:formula="of:=([.W6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([.W65]/nom)^3" office:value-type="float" office:value="0" calcext:value-type="float">
            <text:p>0</text:p>
          </table:table-cell>
          <table:table-cell/>
          <table:table-cell table:formula="of:=([.W6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([.W66]/nom)^3" office:value-type="float" office:value="0" calcext:value-type="float">
            <text:p>0</text:p>
          </table:table-cell>
          <table:table-cell/>
          <table:table-cell table:formula="of:=([.W6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([.W67]/nom)^3" office:value-type="float" office:value="0" calcext:value-type="float">
            <text:p>0</text:p>
          </table:table-cell>
          <table:table-cell/>
          <table:table-cell table:formula="of:=([.W6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([.W68]/nom)^3" office:value-type="float" office:value="0" calcext:value-type="float">
            <text:p>0</text:p>
          </table:table-cell>
          <table:table-cell/>
          <table:table-cell table:formula="of:=([.W6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19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4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3"/>
          <table:table-cell table:style-name="Default" table:number-columns-repeated="4"/>
          <table:table-cell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49:30.96061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7H9M50S</meta:editing-duration>
    <meta:editing-cycles>12</meta:editing-cycles>
    <meta:generator>LibreOffice/7.0.4.2$Linux_X86_64 LibreOffice_project/00$Build-2</meta:generator>
    <dc:date>2024-06-13T17:59:35.216263135</dc:date>
    <meta:document-statistic meta:table-count="3" meta:cell-count="15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